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0313in" style:rel-column-width="9295*"/>
    </style:style>
    <style:style style:name="Table1.B" style:family="table-column">
      <style:table-column-properties style:column-width="3.75in" style:rel-column-width="33803*"/>
    </style:style>
    <style:style style:name="Table1.C" style:family="table-column">
      <style:table-column-properties style:column-width="0.7813in" style:rel-column-width="7042*"/>
    </style:style>
    <style:style style:name="Table1.D" style:family="table-column">
      <style:table-column-properties style:column-width="1.7076in" style:rel-column-width="15395*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0313in" style:rel-column-width="9295*"/>
    </style:style>
    <style:style style:name="Table7.B" style:family="table-column">
      <style:table-column-properties style:column-width="6.2389in" style:rel-column-width="56240*"/>
    </style:style>
    <style:style style:name="Table7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4.8646in" style:rel-column-width="7005*"/>
    </style:style>
    <style:style style:name="Table3.B" style:family="table-column">
      <style:table-column-properties style:column-width="1.0625in" style:rel-column-width="1530*"/>
    </style:style>
    <style:style style:name="Table3.C" style:family="table-column">
      <style:table-column-properties style:column-width="1.3431in" style:rel-column-width="1934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C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5104in" style:rel-column-width="13615*"/>
    </style:style>
    <style:style style:name="Table4.B" style:family="table-column">
      <style:table-column-properties style:column-width="5.7597in" style:rel-column-width="51920*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80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เลขที่ : </text:p>
          </table:table-cell>
          <table:table-cell table:style-name="Table1.A1" office:value-type="string">
            <text:p text:style-name="P10"><text:text-input text:description="&lt;o.name&gt;">PO Number</text:text-input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วันที่ : </text:p>
          </table:table-cell>
          <table:table-cell table:style-name="Table1.A1" office:value-type="string">
            <text:p text:style-name="P10"><text:text-input text:description="&lt; o.date_order &gt;">Date Order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หน่วยงาน :</text:p>
          </table:table-cell>
          <table:table-cell table:style-name="Table7.A1" office:value-type="string">
            <text:p text:style-name="P13"><text:text-input text:description="&lt; o.partner_id.address[0].name &gt;">Address</text:text-input></text:p>
          </table:table-cell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<text:text-input text:description="&lt;o.partner_id.name&gt;">Partner Name</text:text-input> </text:p>
          </table:table-cell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<text:text-input text:description="&lt; o.partner_id.address[0].street &gt;">Street</text:text-input> <text:text-input text:description="&lt; o.partner_id.address[0].street2 &gt;">Street2</text:text-input> <text:text-input text:description="&lt; o.partner_id.address[0].city &gt;">City</text:text-input> <text:text-input text:description="&lt; o.partner_id.address[0].zip &gt;">Zip</text:text-input></text:p>
          </table:table-cell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โทร: <text:text-input text:description="&lt; o.partner_id.address[0].phone &gt;">Phone</text:text-input> <text:s/>โทรสาร: <text:text-input text:description="&lt; o.partner_id.address[0].fax &gt;">Fax</text:text-input> <text:text-input text:description="&lt;if test=&quot;o.partner_id.address[0].mobile&quot;&gt;">&lt;if&gt;</text:text-input>มือถือ: <text:text-input text:description="&lt; o.partner_id.address[0].mobile &gt;">Mobile</text:text-input> <text:text-input text:description="&lt;/if&gt;">&lt;/if&gt;</text:text-input> <text:text-input text:description="&lt;if test=&quot;o.partner_id.address[0].email&quot;&gt;">&lt;if&gt;</text:text-input>อีเมล์: <text:text-input text:description="&lt; o.partner_id.address[0].email &gt;">Email</text:text-input><text:text-input text:description="&lt;/if&gt;">&lt;/if&gt;</text:text-input></text:p>
          </table:table-cell>
        </table:table-row>
      </table:table>
      <text:p text:style-name="P7"/>
      <text:p text:style-name="P6">รายละเอียด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รายละเอียด</text:p>
          </table:table-cell>
          <table:table-cell table:style-name="Table3.A1" office:value-type="string">
            <text:p text:style-name="P11">หน่วยนับ</text:p>
          </table:table-cell>
          <table:table-cell table:style-name="Table3.C1" office:value-type="string">
            <text:p text:style-name="P11">จำนวน</text:p>
          </table:table-cell>
        </table:table-row>
        <table:table-row>
          <table:table-cell table:style-name="Table3.A2" office:value-type="string">
            <text:p text:style-name="P13"><text:text-input text:description="&lt;for each=&quot;line in o.order_line&quot;&gt;">Loop</text:text-input>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3"><text:text-input text:description="&lt; line.name &gt;">Product Description</text:text-input></text:p>
          </table:table-cell>
          <table:table-cell table:style-name="Table3.A2" office:value-type="string">
            <text:p text:style-name="P14"><text:text-input text:description="&lt; line.product_uom.name &gt;">Unit</text:text-input></text:p>
          </table:table-cell>
          <table:table-cell table:style-name="Table3.C2" office:value-type="string">
            <text:p text:style-name="P15"><text:text-input text:description="&lt; formatLang(line.product_qty) &gt;">Quantity</text:text-input></text:p>
          </table:table-cell>
        </table:table-row>
        <table:table-row>
          <table:table-cell table:style-name="Table3.A2" office:value-type="string">
            <text:p text:style-name="P13"><text:text-input text:description="&lt;/for&gt;">end</text:text-input>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1"/>
          </table:table-cell>
          <table:table-cell table:style-name="Table3.C5" office:value-type="string">
            <text:p text:style-name="P12"/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หมายเหตุ :</text:p>
          </table:table-cell>
          <table:table-cell table:style-name="Table4.A1" office:value-type="string">
            <text:p text:style-name="P13"><text:text-input text:description="&lt; o.notes &gt;">Notes</text:text-input></text:p>
          </table:table-cell>
        </table:table-row>
      </table:table>
      <text:p text:style-name="P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 style:master-page-name="">
      <style:table-properties style:width="7.2701in" style:page-number="auto" fo:break-before="auto" fo:break-after="auto" table:align="margins"/>
    </style:style>
    <style:style style:name="Table2.A" style:family="table-column">
      <style:table-column-properties style:column-width="4.4063in" style:rel-column-width="39719*"/>
    </style:style>
    <style:style style:name="Table2.B" style:family="table-column">
      <style:table-column-properties style:column-width="2.8639in" style:rel-column-width="25816*"/>
    </style:style>
    <style:style style:name="Table2.A1" style:family="table-cell">
      <style:table-cell-properties fo:padding="0in" fo:border="none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8" style:family="paragraph" style:parent-style-name="Table_20_Contents">
      <style:paragraph-properties fo:text-align="center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47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2.7689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company_id.name&gt;">Company Name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ขออัตรากำลัง / Request for Recruitment</text:p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7">ผู้อนุมัติ</text:p>
              <text:p text:style-name="Table_20_Contents"/>
              <text:p text:style-name="Table_20_Contents"/>
              <text:p text:style-name="Table_20_Contents"/>
              <text:p text:style-name="MP8">(…......................................................)</text:p>
              <text:p text:style-name="MP8"><text:s/>…................/................../.................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5-20T07:19:55</dc:date>
    <dc:creator>Tititab Srisookco</dc:creator>
    <meta:editing-duration>PT2H34M15S</meta:editing-duration>
    <meta:editing-cycles>116</meta:editing-cycles>
    <meta:generator>LibreOffice/3.3$Linux LibreOffice_project/330m19$Build-202</meta:generator>
    <meta:document-statistic meta:table-count="5" meta:image-count="0" meta:object-count="0" meta:page-count="1" meta:paragraph-count="25" meta:word-count="126" meta:character-count="422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